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text-properties officeooo:rsid="00e598cd" officeooo:paragraph-rsid="00eb889c"/>
    </style:style>
    <style:style style:name="P4" style:family="paragraph" style:parent-style-name="Text_20_body">
      <style:text-properties officeooo:rsid="00e598cd" officeooo:paragraph-rsid="00f0fd6e"/>
    </style:style>
    <style:style style:name="P5" style:family="paragraph" style:parent-style-name="Standard">
      <style:paragraph-properties style:line-height-at-least="0.198in"/>
      <style:text-properties fo:color="#008000" style:font-name="Droid Sans Mono" fo:font-size="10.5pt" fo:font-weight="normal" fo:background-color="#ffffff"/>
    </style:style>
    <style:style style:name="P6" style:family="paragraph" style:parent-style-name="Standard">
      <style:text-properties officeooo:rsid="0114eae6" officeooo:paragraph-rsid="0114eae6"/>
    </style:style>
    <style:style style:name="P7" style:family="paragraph" style:parent-style-name="Text_20_body" style:list-style-name="L1">
      <style:text-properties officeooo:rsid="00e598cd" officeooo:paragraph-rsid="00ea0428"/>
    </style:style>
    <style:style style:name="P8" style:family="paragraph" style:parent-style-name="Text_20_body" style:list-style-name="L2">
      <style:text-properties officeooo:rsid="00e598cd" officeooo:paragraph-rsid="00ea0428"/>
    </style:style>
    <style:style style:name="P9" style:family="paragraph" style:parent-style-name="Text_20_body" style:list-style-name="L3">
      <style:text-properties officeooo:rsid="00e598cd" officeooo:paragraph-rsid="00ea0428"/>
    </style:style>
    <style:style style:name="P10" style:family="paragraph" style:parent-style-name="Text_20_body" style:list-style-name="L3">
      <style:text-properties officeooo:rsid="00e598cd" officeooo:paragraph-rsid="00f4c05a"/>
    </style:style>
    <style:style style:name="P11" style:family="paragraph" style:parent-style-name="Text_20_body" style:list-style-name="L3">
      <style:text-properties officeooo:rsid="00e598cd" officeooo:paragraph-rsid="00fb6e4f"/>
    </style:style>
    <style:style style:name="P12" style:family="paragraph" style:parent-style-name="Text_20_body" style:list-style-name="L3">
      <style:text-properties officeooo:rsid="00e598cd" officeooo:paragraph-rsid="0103f66f"/>
    </style:style>
    <style:style style:name="P13" style:family="paragraph" style:parent-style-name="Text_20_body" style:list-style-name="L4">
      <style:text-properties officeooo:rsid="00e598cd" officeooo:paragraph-rsid="00ea0428"/>
    </style:style>
    <style:style style:name="P14" style:family="paragraph" style:parent-style-name="Text_20_body" style:list-style-name="L5">
      <style:text-properties officeooo:rsid="00e598cd" officeooo:paragraph-rsid="00eb889c"/>
    </style:style>
    <style:style style:name="P15" style:family="paragraph" style:parent-style-name="Text_20_body">
      <style:text-properties officeooo:rsid="00e598cd" officeooo:paragraph-rsid="00ea0428"/>
    </style:style>
    <style:style style:name="P16" style:family="paragraph" style:parent-style-name="Text_20_body">
      <style:text-properties officeooo:rsid="00e598cd" officeooo:paragraph-rsid="00f0fd6e"/>
    </style:style>
    <style:style style:name="P17" style:family="paragraph" style:parent-style-name="Text_20_body">
      <style:text-properties officeooo:rsid="00e598cd" officeooo:paragraph-rsid="010638ed"/>
    </style:style>
    <style:style style:name="P18" style:family="paragraph" style:parent-style-name="Text_20_body">
      <style:text-properties officeooo:rsid="00e598cd" officeooo:paragraph-rsid="0107e222"/>
    </style:style>
    <style:style style:name="P19" style:family="paragraph" style:parent-style-name="Text_20_body" style:list-style-name="L2">
      <style:text-properties officeooo:rsid="00eb889c" officeooo:paragraph-rsid="00ea0428"/>
    </style:style>
    <style:style style:name="P20" style:family="paragraph" style:parent-style-name="Text_20_body">
      <style:text-properties officeooo:rsid="00f4c05a" officeooo:paragraph-rsid="00f4c05a"/>
    </style:style>
    <style:style style:name="P21" style:family="paragraph" style:parent-style-name="Text_20_body">
      <style:text-properties officeooo:rsid="0107e222" officeooo:paragraph-rsid="0107e222"/>
    </style:style>
    <style:style style:name="P22" style:family="paragraph" style:parent-style-name="Text_20_body">
      <style:text-properties fo:color="#ff3333" fo:font-weight="bold" officeooo:rsid="00e598cd" officeooo:paragraph-rsid="00ea0428" style:font-weight-asian="bold" style:font-weight-complex="bold"/>
    </style:style>
    <style:style style:name="P23" style:family="paragraph" style:parent-style-name="Text_20_body">
      <style:text-properties fo:color="#ff3333" fo:font-weight="bold" officeooo:rsid="00e598cd" officeooo:paragraph-rsid="01084dce" style:font-weight-asian="bold" style:font-weight-complex="bold"/>
    </style:style>
    <style:style style:name="P24" style:family="paragraph" style:parent-style-name="Text_20_body">
      <style:text-properties officeooo:rsid="0114eae6" officeooo:paragraph-rsid="0114eae6"/>
    </style:style>
    <style:style style:name="P25" style:family="paragraph" style:parent-style-name="Preformatted_20_Text">
      <style:text-properties officeooo:rsid="010d0150" officeooo:paragraph-rsid="010d0150"/>
    </style:style>
    <style:style style:name="P26" style:family="paragraph" style:parent-style-name="Preformatted_20_Text">
      <style:text-properties officeooo:rsid="010e4cd6" officeooo:paragraph-rsid="010e4cd6"/>
    </style:style>
    <style:style style:name="P27" style:family="paragraph" style:parent-style-name="Preformatted_20_Text">
      <style:text-properties officeooo:rsid="01118ebf" officeooo:paragraph-rsid="01118ebf"/>
    </style:style>
    <style:style style:name="P28" style:family="paragraph" style:parent-style-name="Preformatted_20_Text">
      <style:paragraph-properties fo:margin-left="0in" fo:margin-right="0in" fo:margin-top="0in" fo:margin-bottom="0in" loext:contextual-spacing="false" fo:text-indent="0in" style:auto-text-indent="false"/>
    </style:style>
    <style:style style:name="T1" style:family="text">
      <style:text-properties officeooo:rsid="00e91d1a"/>
    </style:style>
    <style:style style:name="T2" style:family="text">
      <style:text-properties officeooo:rsid="00eb889c"/>
    </style:style>
    <style:style style:name="T3" style:family="text">
      <style:text-properties officeooo:rsid="00ed8b68"/>
    </style:style>
    <style:style style:name="T4" style:family="text">
      <style:text-properties officeooo:rsid="00f0fd6e"/>
    </style:style>
    <style:style style:name="T5" style:family="text">
      <style:text-properties officeooo:rsid="00f114d8"/>
    </style:style>
    <style:style style:name="T6" style:family="text">
      <style:text-properties officeooo:rsid="00f4c05a"/>
    </style:style>
    <style:style style:name="T7" style:family="text">
      <style:text-properties fo:color="#c0c0c0"/>
    </style:style>
    <style:style style:name="T8" style:family="text">
      <style:text-properties fo:color="#008000"/>
    </style:style>
    <style:style style:name="T9" style:family="text">
      <style:text-properties fo:color="#008000" style:font-name="Droid Sans Mono" fo:font-size="10.5pt" fo:font-weight="normal" fo:background-color="#ffffff" loext:char-shading-value="0"/>
    </style:style>
    <style:style style:name="T10" style:family="text">
      <style:text-properties officeooo:rsid="00e598cd"/>
    </style:style>
    <style:style style:name="T11" style:family="text">
      <style:text-properties officeooo:rsid="00f8cc3f"/>
    </style:style>
    <style:style style:name="T12" style:family="text">
      <style:text-properties officeooo:rsid="00fa49af"/>
    </style:style>
    <style:style style:name="T13" style:family="text">
      <style:text-properties officeooo:rsid="00fb6e4f"/>
    </style:style>
    <style:style style:name="T14" style:family="text">
      <style:text-properties officeooo:rsid="00fc374f"/>
    </style:style>
    <style:style style:name="T15" style:family="text">
      <style:text-properties officeooo:rsid="00fde1c5"/>
    </style:style>
    <style:style style:name="T16" style:family="text">
      <style:text-properties officeooo:rsid="00ffbcfe"/>
    </style:style>
    <style:style style:name="T17" style:family="text">
      <style:text-properties officeooo:rsid="0105e0f9"/>
    </style:style>
    <style:style style:name="T18" style:family="text">
      <style:text-properties officeooo:rsid="0107fe97"/>
    </style:style>
    <style:style style:name="T19" style:family="text">
      <style:text-properties officeooo:rsid="0109c0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190<text:span text:style-name="T1">916</text:span>, updated <text:span text:style-name="T1">16</text:span>.<text:span text:style-name="T1">9</text:span>.2019/pekka</text:p>
      <text:p text:style-name="P21">The “pins” library separates IO application from hardware level IO functions, so the same IO application can be run on different micro-controllers or as Linux/Windows simulation. This library is optional and not integal part of iocom library: Any other IO library can be used instead. Typically IO hardware accessed tough the “pins” interface are <text:span text:style-name="T10">GPIO, ADC/DAC, PWM, </text:span>timers, <text:span text:style-name="T10">etc. </text:span></text:p>
      <text:p text:style-name="P18"/>
      <text:p text:style-name="P22"><text:span text:style-name="T18">PINS LIBRARY IS IN </text:span>DRAFTING/PLANNING STAGE, NOT USEFUL.</text:p>
      <text:p text:style-name="P2"/>
      <text:h text:style-name="Heading_20_2" text:outline-level="2">About “pins” library</text:h>
      <text:p text:style-name="P2">Function of the "pins" <text:span text:style-name="T2">library </text:span>is to:</text:p>
      <text:list xml:id="list602136834989675726" text:style-name="L1">
        <text:list-item>
          <text:p text:style-name="P7">Provide an application with hardware independent access to GPIO, analogs, PWM, timers, etc.</text:p>
        </text:list-item>
        <text:list-item>
          <text:p text:style-name="P7">Provide subs to call forward hardware dependent IO library, like pigpio on Raspberry PI, HAL on STM32, IO simulation on PC and so forth.</text:p>
        </text:list-item>
        <text:list-item>
          <text:p text:style-name="P7">Define hardware pin configuration in such way that it needs to be written only once, and is then available from C code, memory maps and in documentation.</text:p>
        </text:list-item>
      </text:list>
      <text:p text:style-name="P2"/>
      <text:p text:style-name="P2">Some <text:span text:style-name="T5">taughts</text:span></text:p>
      <text:list xml:id="list5756518840748840703" text:style-name="L2">
        <text:list-item>
          <text:p text:style-name="P8">Hardware <text:span text:style-name="T2">specific</text:span> IO headers are not included in application (except when there is need to bypass "pins").</text:p>
        </text:list-item>
        <text:list-item>
          <text:p text:style-name="P19">Hardware addresses, etc. need to be mapped to application at some point. This could be simply written as one C file. But we write it as JSON and then generate the C file automatically by Python script. This enable using the PIN information to automate documentation, IOCOM memory mapping, etc. </text:p>
        </text:list-item>
      </text:list>
      <text:h text:style-name="Heading_20_2" text:outline-level="2">JSON configuration</text:h>
      <text:p text:style-name="P4"><text:span text:style-name="T4">W</text:span>e <text:span text:style-name="T19">specify hardware configuration </text:span>as JSON and then generate the C file automatically by Python. Simple case: WORK_LIGHT binary output turns on the lights. <text:s/><text:span text:style-name="T19">The example IO application is called “jane” and example hardware it runs on is named “carol” (ESP32 development board).</text:span></text:p>
      <text:p text:style-name="P4"/>
      <text:list xml:id="list7313767937732518532" text:style-name="L3">
        <text:list-item>
          <text:p text:style-name="P9"><text:span text:style-name="T15">T</text:span>he WORK_LIGHT <text:span text:style-name="T15">output is mapped to specific IO pin </text:span>by <text:span text:style-name="T14">gpio pin number</text:span>, or bank number and pin <text:span text:style-name="T14">number </text:span>within bank. <text:span text:style-name="T14">W</text:span>e may <text:span text:style-name="T14">also </text:span>have some <text:span text:style-name="T14">attributes</text:span> <text:span text:style-name="T14">for </text:span>IO <text:span text:style-name="T14">pin</text:span>. <text:span text:style-name="T15">For example </text:span>LIGHT_SWITCH <text:span text:style-name="T15">input c</text:span>ould <text:span text:style-name="T15">have</text:span> sensing speed to filter out very short pulses, etc. For analog <text:span text:style-name="T3">input</text:span>, PWMs, etc, there can be a lot of parameters.</text:p>
        </text:list-item>
        <text:list-item>
          <text:p text:style-name="P10">So one pin <text:span text:style-name="T16">(</text:span>or more generally IO item <text:span text:style-name="T16">since we can include timers etc)</text:span>, <text:span text:style-name="T16">is </text:span>configured by <text:span text:style-name="T16">set of attribytes, name</text:span>, <text:span text:style-name="T6">type, address and various </text:span>parameters. For example <text:span text:style-name="T16">a</text:span> <text:s/><text:span text:style-name="T6">digital output</text:span> WORK_LIGHT <text:span text:style-name="T6">is at address 3 of bank 1</text:span>, <text:s/><text:span text:style-name="T6">or digital input </text:span>LIGHT_SWITCH<text:span text:style-name="T6"> is address 2 of bank 4 using filtering speed 3.</text:span></text:p>
        </text:list-item>
        <text:list-item>
          <text:p text:style-name="P11"><text:span text:style-name="T13">An IO pin </text:span>is “<text:span text:style-name="T12">input”, “output”, “analoginput”</text:span>...</text:p>
        </text:list-item>
        <text:list-item>
          <text:p text:style-name="P11"><text:span text:style-name="T12">Pin attributes are <text:s/>“bank”, “addr”, “speed”...</text:span></text:p>
        </text:list-item>
        <text:list-item>
          <text:p text:style-name="P9"><text:span text:style-name="T12">Attribute values excluding group </text:span>are always integers.</text:p>
        </text:list-item>
        <text:list-item>
          <text:p text:style-name="P12">Some parameters can be changed while the code runs, like speed.</text:p>
        </text:list-item>
      </text:list>
      <text:p text:style-name="P2"/>
      <text:p text:style-name="P20"><text:soft-page-break/><text:span text:style-name="T11">As JSON t</text:span>his <text:span text:style-name="T11">pin setup </text:span>would look something like:</text:p>
      <text:p text:style-name="P20"/>
      <text:p text:style-name="P27">{</text:p>
      <text:p text:style-name="P27"><text:s text:c="2"/>"pins": {</text:p>
      <text:p text:style-name="P27"><text:s text:c="4"/>"name": "jane",</text:p>
      <text:p text:style-name="P27"><text:s text:c="4"/>"title": "IO pin setup for 'jane' application on 'carol' hardware",</text:p>
      <text:p text:style-name="P27"><text:s text:c="4"/>"inputs": {</text:p>
      <text:p text:style-name="P27"><text:tab/> <text:s/>"LIGHT_SWITCH": {"bank": 4, "addr": 2, "speed": 3},</text:p>
      <text:p text:style-name="P27"><text:tab/> <text:s/>"GARAGE_DOOR_SWITCH": {"bank": 1, "addr": 5}</text:p>
      <text:p text:style-name="P27"><text:s text:c="4"/>},</text:p>
      <text:p text:style-name="P27"><text:s text:c="4"/>"outputs": {</text:p>
      <text:p text:style-name="P27"><text:tab/> <text:s/>"WORK_LIGHT": {"bank": 1, "addr": 3, "group": "MYLIGHTS"},</text:p>
      <text:p text:style-name="P27"><text:tab/> <text:s/>"NIGHT_LIGHT": {"bank": 1, "addr": 5, "group": "MYLIGHTS"}</text:p>
      <text:p text:style-name="P27"><text:s text:c="4"/>},</text:p>
      <text:p text:style-name="P27"><text:s text:c="4"/>"analog_inputs": {</text:p>
      <text:p text:style-name="P27"><text:tab/> <text:s/>"TEMPERATURE_SENSOR": {"bank": 2, "addr": 2, "speed": 3, "delay": 11}</text:p>
      <text:p text:style-name="P27"><text:s text:c="4"/>}</text:p>
      <text:p text:style-name="P27"><text:s text:c="2"/>}</text:p>
      <text:p text:style-name="P27">}</text:p>
      <text:h text:style-name="Heading_20_2" text:outline-level="2">Generating C source and header files from JSON</text:h>
      <text:p text:style-name="P2">From this JSON file, let's call this alice.json, we can automatically generate a C header and code files, which contain this info, for example alice.h:</text:p>
      <text:p text:style-name="P2"/>
      <text:p text:style-name="P2">extern const Pin alice_WORK_LIGHT;</text:p>
      <text:p text:style-name="P2">extern const Pin alice_LIGHT_SWITCH;</text:p>
      <text:p text:style-name="P2">extern const Pin alice_GARAGE_DOOR_SWITCH;</text:p>
      <text:p text:style-name="P2"/>
      <text:p text:style-name="P2">And in C file</text:p>
      <text:p text:style-name="P2"/>
      <text:p text:style-name="P2">/* Parameters for pins, do not use const, these can be modified.</text:p>
      <text:p text:style-name="P2"><text:s/>*/</text:p>
      <text:p text:style-name="P2">static os_short alice_prm_LIGHT_SWITCH[] = {PIN_SPEED, 3};</text:p>
      <text:p text:style-name="P2">static os_short alice_prm_GARAGE_DOOR_SWITCH[] = {PIN_SPEED, 5, PIN_DELAY, 1};</text:p>
      <text:p text:style-name="P2"/>
      <text:p text:style-name="P2">/* Parameters for pins, do not use const, these can be modified.</text:p>
      <text:p text:style-name="P2"><text:s/>*/</text:p>
      <text:p text:style-name="P2">const Pin alice_WORK_LIGHT = {"WORK_LIGHT", PIN_BOUT, 5|(3 &lt;&lt; 8), OS_NULL, 0);</text:p>
      <text:p text:style-name="P2">const Pin alice_LIGHT_SWITCH = {"LIGHT_SWITCH", PIN_BIN, 4|(2 &lt;&lt; 8), alice_prm_LIGHT_SWITCH, sizeof(alice_prm_LIGHT_SWITCH)/sizeof(os_short));</text:p>
      <text:p text:style-name="P2">const Pin alice_GARAGE_DOOR_SWITCH = {"GARAGE_DOOR_SWITCH", PIN_BIN, 4|(7 &lt;&lt; 2), alice_GARAGE_DOOR_SWITCH, sizeof(alice_prm_GARAGE_DOOR_SWITCH)/sizeof(os_short));</text:p>
      <text:p text:style-name="P2"/>
      <text:list xml:id="list395365115713787890" text:style-name="L4">
        <text:list-item>
          <text:p text:style-name="P13">Bank and pin address are encoded as sigle integer. Bank number 0 means that bank is not used, bank 1 translates to as text to "BANK A", bank 2 to "BANK B"...</text:p>
        </text:list-item>
        <text:list-item>
          <text:p text:style-name="P13">I prefix everything with some version of "pin" <text:span text:style-name="T5">or board name</text:span>, this is to avoid using global symbols which have been already used by some other library, etc, in the same binary.</text:p>
        </text:list-item>
      </text:list>
      <text:p text:style-name="P2"/>
      <text:p text:style-name="P2">Then we needs a normal header file in pins library, like "pin_defs.h":</text:p>
      <text:p text:style-name="P2"><text:soft-page-break/></text:p>
      <text:p text:style-name="P2">typedef enum</text:p>
      <text:p text:style-name="P2">{</text:p>
      <text:p text:style-name="P2"><text:s text:c="4"/>PIN_<text:span text:style-name="T17">INPUT</text:span>,</text:p>
      <text:p text:style-name="P2"><text:s text:c="4"/>PIN_<text:span text:style-name="T17">OUTPUT</text:span>,</text:p>
      <text:p text:style-name="P2"><text:s text:c="4"/>PIN_A<text:span text:style-name="T17">NALOG_INPUT</text:span>,</text:p>
      <text:p text:style-name="P17"><text:s text:c="4"/>PIN_A<text:span text:style-name="T17">NALOG_OUTPUT</text:span>,</text:p>
      <text:p text:style-name="P2"><text:s text:c="4"/>PIN_PWM,</text:p>
      <text:p text:style-name="P2"><text:s text:c="4"/>PIN_TIMER,</text:p>
      <text:p text:style-name="P2">...</text:p>
      <text:p text:style-name="P2">}</text:p>
      <text:p text:style-name="P2">pinType;</text:p>
      <text:p text:style-name="P2"/>
      <text:p text:style-name="P2">typedef enum</text:p>
      <text:p text:style-name="P2">{</text:p>
      <text:p text:style-name="P2"><text:s text:c="4"/>PIN_SPEED,</text:p>
      <text:p text:style-name="P2"><text:s text:c="4"/>PIN_GROUP,</text:p>
      <text:p text:style-name="P2">...</text:p>
      <text:p text:style-name="P2">}</text:p>
      <text:p text:style-name="P2">pinPrm;</text:p>
      <text:p text:style-name="P2"/>
      <text:p text:style-name="P2">typedef struct Pin</text:p>
      <text:p text:style-name="P2">{</text:p>
      <text:p text:style-name="P2"><text:s text:c="4"/>os_char *name;</text:p>
      <text:p text:style-name="P2"><text:s text:c="4"/>pinType type;</text:p>
      <text:p text:style-name="P2"><text:s text:c="4"/>os_int codedaddr; /* Bank number and addres shifted left by 8 bits </text:p>
      <text:p text:style-name="P2"/>
      <text:p text:style-name="P2"><text:s text:c="4"/>os_short *prm</text:p>
      <text:p text:style-name="P2"><text:s text:c="4"/>os_char n_prm;</text:p>
      <text:p text:style-name="P2"/>
      <text:p text:style-name="P2"><text:s text:c="4"/>struct Pin *group_next;</text:p>
      <text:p text:style-name="P2"><text:s text:c="4"/>struct Pin *board_next;</text:p>
      <text:p text:style-name="P2">}</text:p>
      <text:p text:style-name="P2">Pin;</text:p>
      <text:p text:style-name="P2"/>
      <text:p text:style-name="P2">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2"/>
      <text:p text:style-name="P2">These appear in automatically generated .h file as:</text:p>
      <text:p text:style-name="P2"/>
      <text:p text:style-name="P2">extern const Pin *alice_pins; <text:s/>Pointer to first pin of alice board. We can loop trough pins by following board_next pointers.</text:p>
      <text:p text:style-name="P2"><text:soft-page-break/>extern const Pin *alice_group_1_pins; <text:s/>Pointer to first pin of group 1 on alice board. We can loop trough pins by following group_next pointers.</text:p>
      <text:p text:style-name="P2"/>
      <text:p text:style-name="P6"><text:span text:style-name="T9"># WARNING: Python 3.6 or newer is needed to preserve dictionary order.</text:span></text:p>
      <text:p text:style-name="P5"># If run with older versions, IO pins in C are not in same order as in this C file,</text:p>
      <text:p text:style-name="P5"># which can cause problems down the road since linked list order is may be used to</text:p>
      <text:p text:style-name="P5"># give pins addresses is iocom memory block.</text:p>
      <text:p text:style-name="P24"/>
      <text:p text:style-name="P2"/>
      <text:h text:style-name="Heading_20_2" text:outline-level="2"><text:span text:style-name="T2">Pins library f</text:span>unctions</text:h>
      <text:list xml:id="list9211924097365837725" text:style-name="L5">
        <text:list-item>
          <text:p text:style-name="P14">pin_set(Pin *pin, os_int state); Set pin state</text:p>
        </text:list-item>
        <text:list-item>
          <text:p text:style-name="P14">os_int pin_bin_get(Pin *pin); Get pin state</text:p>
        </text:list-item>
        <text:list-item>
          <text:p text:style-name="P14">pin_set_prm(Pin *pin, pinPrmEnum prm, os_int value); Modify IO pin parameter</text:p>
        </text:list-item>
        <text:list-item>
          <text:p text:style-name="P14">os_int pin_get_prm(Pin *pin, pinPrmEnum prm); Get value of IO pin parmeter</text:p>
        </text:list-item>
        <text:list-item>
          <text:p text:style-name="P14">pin_get_info(Pin *pin, os_int flags, os_char *buf, os_memsz buf_sz); Get info in printable for according to flags</text:p>
        </text:list-item>
      </text:list>
      <text:p text:style-name="P3"/>
      <text:p text:style-name="P2"/>
      <text:p text:style-name="P23"><text:span text:style-name="T18">PINS LIBRARY IS IN </text:span>DRAFTING/PLANNING STAGE, NOT US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6T23:15:46.310477482</dc:date>
    <meta:editing-duration>P2DT10H26M29S</meta:editing-duration>
    <meta:editing-cycles>229</meta:editing-cycles>
    <meta:generator>LibreOffice/5.2.7.2$Linux_X86_64 LibreOffice_project/20m0$Build-2</meta:generator>
    <meta:document-statistic meta:table-count="0" meta:image-count="0" meta:object-count="0" meta:page-count="4" meta:paragraph-count="100" meta:word-count="964" meta:character-count="6094" meta:non-whitespace-character-count="5126"/>
  </office:meta>
</office:document-meta>
</file>